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</text:p>
          </table:table-cell>
          <table:table-cell table:number-columns-repeated="2"/>
          <table:table-cell office:value-type="string" calcext:value-type="string">
            <text:p>fosc</text:p>
          </table:table-cell>
          <table:table-cell table:style-name="ce2" office:value-type="float" office:value="20000000" calcext:value-type="float">
            <text:p>2,00E+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510*[.G17])" office:value-type="float" office:value="153.186274509804" calcext:value-type="float">
            <text:p>153,186274509804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 MSB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 LSB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inor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MSB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LSB</text:p>
          </table:table-cell>
          <table:table-cell table:number-columns-repeated="4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7:13:18.219835070</meta:creation-date>
    <dc:date>2019-12-26T23:13:08.127813646</dc:date>
    <meta:editing-duration>PT4H38M35S</meta:editing-duration>
    <meta:editing-cycles>7</meta:editing-cycles>
    <meta:generator>LibreOffice/6.2.7.1$Linux_X86_64 LibreOffice_project/20$Build-1</meta:generator>
    <meta:document-statistic meta:table-count="1" meta:cell-count="87" meta:object-count="0"/>
  </office:meta>
</office:document-meta>
</file>